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xmlns:table="urn:oasis:names:tc:opendocument:xmlns:table:1.0" xmlns:draw="urn:oasis:names:tc:opendocument:xmlns:drawing:1.0" xmlns:xlink="http://www.w3.org/1999/xlink" xmlns:svg="urn:oasis:names:tc:opendocument:xmlns:svg-compatible:1.0" office:version="1.2">
  <office:automatic-styles>
    <style:style style:name="c42" style:family="text">
      <style:text-properties fo:font-family="Sans" style:text-underline-type="single" style:text-underline-style="solid" fo:color="#0000ff"/>
    </style:style>
    <style:style style:name="c41" style:family="text">
      <style:text-properties fo:font-family="Sans" style:text-underline-type="single" style:text-underline-style="solid" fo:color="#0000ff"/>
    </style:style>
    <style:style style:name="p40" style:family="paragraph">
      <style:paragraph-properties fo:margin-top="9pt" fo:margin-bottom="9pt"/>
    </style:style>
    <style:style style:name="c37" style:family="text">
      <style:text-properties fo:font-family="Sans" style:text-underline-type="single" style:text-underline-style="solid" fo:color="#0000ff"/>
    </style:style>
    <style:style style:name="p36" style:family="paragraph">
      <style:paragraph-properties fo:margin-top="9pt" fo:margin-bottom="9pt"/>
    </style:style>
    <style:style style:name="c34" style:family="text">
      <style:text-properties fo:font-family="Sans" style:text-underline-type="single" style:text-underline-style="solid" fo:color="#0000ff"/>
    </style:style>
    <style:style style:name="c33" style:family="text">
      <style:text-properties fo:font-family="Sans" style:text-underline-type="single" style:text-underline-style="solid" fo:color="#0000ff"/>
    </style:style>
    <style:style style:name="c32" style:family="text">
      <style:text-properties fo:font-family="Sans" style:text-underline-type="single" style:text-underline-style="solid" fo:color="#0000ff"/>
    </style:style>
    <style:style style:name="c31" style:family="text">
      <style:text-properties fo:font-family="Sans" style:text-underline-type="single" style:text-underline-style="solid" fo:color="#0000ff"/>
    </style:style>
    <style:style style:name="p30" style:family="paragraph">
      <style:paragraph-properties fo:margin-top="9pt" fo:margin-bottom="9pt"/>
    </style:style>
    <style:style style:name="c27" style:family="text">
      <style:text-properties fo:font-weight="bold" fo:font-family="Sans"/>
    </style:style>
    <style:style style:name="p26" style:family="paragraph">
      <style:paragraph-properties fo:margin-top="10.5pt" fo:margin-bottom="9pt"/>
    </style:style>
    <style:style style:name="c25" style:family="text">
      <style:text-properties fo:font-family="Sans" style:text-underline-type="single" style:text-underline-style="solid" fo:color="#0000ff"/>
    </style:style>
    <style:style style:name="p24" style:family="paragraph">
      <style:paragraph-properties fo:margin-top="9pt" fo:margin-bottom="9pt"/>
    </style:style>
    <style:style style:name="c22" style:family="text">
      <style:text-properties fo:font-family="Sans" style:text-underline-type="single" style:text-underline-style="solid" fo:color="#0000ff"/>
    </style:style>
    <style:style style:name="c21" style:family="text">
      <style:text-properties fo:font-family="Sans" style:text-underline-type="single" style:text-underline-style="solid" fo:color="#0000ff"/>
    </style:style>
    <style:style style:name="c20" style:family="text">
      <style:text-properties fo:font-family="Sans" style:text-underline-type="single" style:text-underline-style="solid" fo:color="#0000ff"/>
    </style:style>
    <style:style style:name="c19" style:family="text">
      <style:text-properties fo:font-family="Sans" style:text-underline-type="single" style:text-underline-style="solid" fo:color="#0000ff"/>
    </style:style>
    <style:style style:name="c18" style:family="text">
      <style:text-properties fo:font-family="Sans" style:text-underline-type="single" style:text-underline-style="solid" fo:color="#0000ff"/>
    </style:style>
    <style:style style:name="c17" style:family="text">
      <style:text-properties fo:font-family="Sans" style:text-underline-type="single" style:text-underline-style="solid" fo:color="#0000ff"/>
    </style:style>
    <style:style style:name="c16" style:family="text">
      <style:text-properties fo:font-family="Sans" style:text-underline-type="single" style:text-underline-style="solid" fo:color="#0000ff"/>
    </style:style>
    <style:style style:name="c15" style:family="text">
      <style:text-properties fo:font-family="Sans" style:text-underline-type="single" style:text-underline-style="solid" fo:color="#0000ff"/>
    </style:style>
    <style:style style:name="p14" style:family="paragraph">
      <style:paragraph-properties fo:margin-top="9pt" fo:margin-bottom="9pt"/>
    </style:style>
    <style:style style:name="p11" style:family="paragraph">
      <style:paragraph-properties fo:margin-top="12pt" fo:margin-bottom="9pt"/>
    </style:style>
    <style:style style:name="p10" style:family="paragraph">
      <style:paragraph-properties fo:margin-bottom="9pt"/>
    </style:style>
    <style:style style:name="p8" style:family="paragraph">
      <style:paragraph-properties fo:margin-top="9pt"/>
    </style:style>
    <style:style style:name="p7" style:family="paragraph">
      <style:paragraph-properties/>
    </style:style>
    <text:list-style style:name="L6">
      <text:list-level-style-bullet text:bullet-char="●" text:level="1">
        <style:list-level-properties fo:text-align="start" text:space-before="8mm"/>
      </text:list-level-style-bullet>
    </text:list-style>
    <style:style style:name="p5" style:family="paragraph">
      <style:paragraph-properties fo:margin-top="9pt" fo:margin-bottom="9pt"/>
    </style:style>
    <style:style style:name="c4" style:family="text">
      <style:text-properties fo:font-weight="bold" fo:font-family="Sans"/>
    </style:style>
    <style:style style:name="p3" style:family="paragraph">
      <style:paragraph-properties fo:margin-top="12pt" fo:margin-bottom="9pt"/>
    </style:style>
    <style:style style:name="c0" style:family="text">
      <style:text-properties fo:font-family="Sans"/>
    </style:style>
    <style:style style:name="c56" style:family="text">
      <style:text-properties fo:font-family="Sans" style:text-underline-type="single" style:text-underline-style="solid" fo:color="#0000ff"/>
    </style:style>
    <style:style style:name="p55" style:family="paragraph">
      <style:paragraph-properties fo:margin-top="9pt" fo:margin-bottom="9pt"/>
    </style:style>
    <style:style style:name="c53" style:family="text">
      <style:text-properties fo:font-family="Sans" style:text-underline-type="single" style:text-underline-style="solid" fo:color="#0000ff"/>
    </style:style>
    <style:style style:name="c52" style:family="text">
      <style:text-properties fo:font-family="Sans" style:text-underline-type="single" style:text-underline-style="solid" fo:color="#0000ff"/>
    </style:style>
    <style:style style:name="c51" style:family="text">
      <style:text-properties fo:font-family="Sans" style:text-underline-type="single" style:text-underline-style="solid" fo:color="#0000ff"/>
    </style:style>
    <style:style style:name="c50" style:family="text">
      <style:text-properties fo:font-family="Sans" style:text-underline-type="single" style:text-underline-style="solid" fo:color="#0000ff"/>
    </style:style>
    <style:style style:name="c49" style:family="text">
      <style:text-properties fo:font-family="Sans" style:text-underline-type="single" style:text-underline-style="solid" fo:color="#0000ff"/>
    </style:style>
    <style:style style:name="p48" style:family="paragraph">
      <style:paragraph-properties fo:margin-top="9pt" fo:margin-bottom="9pt"/>
    </style:style>
    <style:style style:name="c45" style:family="text">
      <style:text-properties fo:font-family="Sans" style:text-underline-type="single" style:text-underline-style="solid" fo:color="#0000ff"/>
    </style:style>
    <style:style style:name="p44" style:family="paragraph">
      <style:paragraph-properties fo:margin-top="9pt" fo:margin-bottom="9pt"/>
    </style:style>
  </office:automatic-styles>
  <office:body>
    <office:text>
      <text:p text:style-name="p3"><text:span text:style-name="c4">Cybersecurity Careers</text:span></text:p>
      <text:p text:style-name="p5"><text:span text:style-name="c0">As we've seen, the field of cybersecurity is broad and still an emerging space. The skills we've learned in class are broadly applicable to many industries and can be the basis for a career in roles such as: </text:span></text:p>
      <text:list text:style-name="L6">
        <text:list-item>
          <text:p text:style-name="p8"><text:span text:style-name="c0">Ethical Hacker or "White Hat" Hacker</text:span></text:p>
        </text:list-item>
        <text:list-item>
          <text:p text:style-name="p7"><text:span text:style-name="c0">Penetration Tester ("Blue" or Red" team)</text:span></text:p>
        </text:list-item>
        <text:list-item>
          <text:p text:style-name="p7"><text:span text:style-name="c0">Chief Security Office (CSO) or Chief Information Security Officer (CISO)</text:span></text:p>
        </text:list-item>
        <text:list-item>
          <text:p text:style-name="p7"><text:span text:style-name="c0">Computer Forensics Analyst</text:span></text:p>
        </text:list-item>
        <text:list-item>
          <text:p text:style-name="p7"><text:span text:style-name="c0">Security Auditor or Consultant</text:span></text:p>
        </text:list-item>
        <text:list-item>
          <text:p text:style-name="p7"><text:span text:style-name="c0">Security Engineer / Architect / Developer</text:span></text:p>
        </text:list-item>
        <text:list-item>
          <text:p text:style-name="p10"><text:span text:style-name="c0">System Administrator</text:span></text:p>
        </text:list-item>
      </text:list>
      <text:p text:style-name="p11"><text:span text:style-name="c4">Certifications</text:span></text:p>
      <text:list text:style-name="L6">
        <text:list-item>
          <text:p text:style-name="p14">
            <text:a xlink:href="https://www.offsec.com/courses/pen-200/"><text:span text:style-name="c15">OSCP</text:span></text:a><text:span text:style-name="c0"> - Offensive Security Certified Professional. Focuses on the hacking / penetration testing and the kinds of skills we've learned in class, but in much more detail.</text:span></text:p>
        </text:list-item>
        <text:list-item>
          <text:p text:style-name="p14">
            <text:a xlink:href="https://iclass.eccouncil.org/our-courses/certified-ethical-hacker-ceh/"><text:span text:style-name="c16">CEH</text:span></text:a><text:span text:style-name="c0"> - Certified Ethical Hacker. Another hacking certification.</text:span></text:p>
        </text:list-item>
        <text:list-item>
          <text:p text:style-name="p14">
            <text:a xlink:href="https://www.isc2.org/Certifications/CISSP"><text:span text:style-name="c17">CISSP</text:span></text:a><text:span text:style-name="c0"> - Certified Information Systems Security Professional. More managerial and top-level information about security in an organization.</text:span></text:p>
        </text:list-item>
        <text:list-item>
          <text:p text:style-name="p14">
            <text:a xlink:href="https://www.isc2.org/Certifications/CCSP"><text:span text:style-name="c18">CCSP</text:span></text:a><text:span text:style-name="c0"> - Certified Cloud Security Professional</text:span></text:p>
        </text:list-item>
        <text:list-item>
          <text:p text:style-name="p14">
            <text:a xlink:href="https://www.isc2.org/en/Certifications/SSCP"><text:span text:style-name="c19">SSCP</text:span></text:a><text:span text:style-name="c0"> - Systems Security Certified Practitioner</text:span></text:p>
        </text:list-item>
        <text:list-item>
          <text:p text:style-name="p14">
            <text:a xlink:href="https://www.comptia.org/certifications/security"><text:span text:style-name="c20">CompTIA Security+</text:span></text:a></text:p>
        </text:list-item>
        <text:list-item>
          <text:p text:style-name="p14">
            <text:a xlink:href="https://www.isaca.org/credentialing/cisa"><text:span text:style-name="c21">CISA</text:span></text:a><text:span text:style-name="c0"> - Certified Information Systems Auditor</text:span></text:p>
        </text:list-item>
        <text:list-item>
          <text:p text:style-name="p14">
            <text:a xlink:href="https://www.isaca.org/credentialing/cism"><text:span text:style-name="c22">CISM</text:span></text:a><text:span text:style-name="c0"> - Certified Information Security Manager. Concerns topics like compliance and risk management.</text:span></text:p>
        </text:list-item>
        <text:list-item>
          <text:p text:style-name="p24">
            <text:a xlink:href="https://www.giac.org"><text:span text:style-name="c25">GIAC</text:span></text:a><text:span text:style-name="c0"> - Global Information Assurance Certifications</text:span></text:p>
        </text:list-item>
      </text:list>
      <text:p text:style-name="p11"><text:span text:style-name="c4">Resources</text:span></text:p>
      <text:p text:style-name="p26"><text:span text:style-name="c27">Careers</text:span></text:p>
      <text:list text:style-name="L6">
        <text:list-item>
          <text:p text:style-name="p30">
            <text:a xlink:href="https://www.cyberseek.org/pathway.html"><text:span text:style-name="c31">Cyberseek career pathway map</text:span></text:a></text:p>
        </text:list-item>
        <text:list-item>
          <text:p text:style-name="p30">
            <text:a xlink:href="https://www.cyberdegrees.org/resources/the-big-list"><text:span text:style-name="c32">The Uber List</text:span></text:a></text:p>
        </text:list-item>
        <text:list-item>
          <text:p text:style-name="p30">
            <text:a xlink:href="https://www.ciisec.org"><text:span text:style-name="c33">Chartered Institute of Information Security</text:span></text:a></text:p>
        </text:list-item>
        <text:list-item>
          <text:p text:style-name="p30">
            <text:a xlink:href="https://www.seco-institute.org/certifications/"><text:span text:style-name="c34">Cyber Security and Governance Certification Program</text:span></text:a></text:p>
        </text:list-item>
        <text:list-item>
          <text:p text:style-name="p36">
            <text:a xlink:href="https://www.cybersecurityeducation.org/careers/"><text:span text:style-name="c37">Cyber Security Careers list</text:span></text:a></text:p>
        </text:list-item>
      </text:list>
      <text:p text:style-name="p26"><text:span text:style-name="c27">Hacking</text:span></text:p>
      <text:list text:style-name="L6">
        <text:list-item>
          <text:p text:style-name="p40">
            <text:a xlink:href="https://www.hackthebox.com"><text:span text:style-name="c41">Hack the Box</text:span></text:a></text:p>
        </text:list-item>
        <text:list-item>
          <text:p text:style-name="p40">
            <text:a xlink:href="https://training.owasp.org"><text:span text:style-name="c42">OWASP training</text:span></text:a></text:p>
        </text:list-item>
        <text:list-item>
          <text:p text:style-name="p44">
            <text:a xlink:href="https://cybersecurityventures.com/10-hot-cyber-range-companies-to-watch-in-2020/"><text:span text:style-name="c45">Cyber Ranges</text:span></text:a></text:p>
        </text:list-item>
      </text:list>
      <text:p text:style-name="p26"><text:span text:style-name="c27">Privacy</text:span></text:p>
      <text:list text:style-name="L6">
        <text:list-item>
          <text:p text:style-name="p48">
            <text:a xlink:href="https://www.privacyguides.org"><text:span text:style-name="c49">Privacy Guides</text:span></text:a></text:p>
        </text:list-item>
        <text:list-item>
          <text:p text:style-name="p48">
            <text:a xlink:href="https://www.techlore.tech"><text:span text:style-name="c50">Techlore</text:span></text:a></text:p>
        </text:list-item>
        <text:list-item>
          <text:p text:style-name="p48">
            <text:a xlink:href="https://firewallsdontstopdragons.com"><text:span text:style-name="c51">Firewalls Don't Stop Dragons</text:span></text:a></text:p>
        </text:list-item>
        <text:list-item>
          <text:p text:style-name="p48">
            <text:a xlink:href="https://prism-break.org"><text:span text:style-name="c52">PRISM Break</text:span></text:a></text:p>
        </text:list-item>
        <text:list-item>
          <text:p text:style-name="p48">
            <text:a xlink:href="https://tacticaltech.org"><text:span text:style-name="c53">Tactical Tech</text:span></text:a></text:p>
        </text:list-item>
        <text:list-item>
          <text:p text:style-name="p55">
            <text:a xlink:href="https://ssd.eff.org"><text:span text:style-name="c56">Surveillance Self-Defense</text:span></text:a><text:span text:style-name="c0"> </text:span></text:p>
        </text:list-item>
      </text:list>
    </office:text>
  </office:body>
</office:document-content>
</file>